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strationBeanPostProcessor.postProcessAfterInitialization( Object bean , String bean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gistrationBeanPostProcessor.postProcessBeforeInitialization( Object bean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BeanPostProcessor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